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style:contextual-spacing="false"/>
    </style:style>
    <style:style style:name="P2" style:family="paragraph" style:parent-style-name="Heading_20_1">
      <style:paragraph-properties fo:margin-top="0cm" fo:margin-bottom="0cm" style:contextual-spacing="false" fo:break-before="page"/>
    </style:style>
    <style:style style:name="P3" style:family="paragraph" style:parent-style-name="Standard">
      <style:paragraph-properties fo:margin-top="0cm" fo:margin-bottom="0.423cm" style:contextual-spacing="false"/>
      <style:text-properties officeooo:rsid="00059588" officeooo:paragraph-rsid="00059588"/>
    </style:style>
    <style:style style:name="P4" style:family="paragraph" style:parent-style-name="Standard" style:list-style-name="L1">
      <style:paragraph-properties fo:margin-top="0cm" fo:margin-bottom="0.423cm" style:contextual-spacing="false"/>
      <style:text-properties officeooo:rsid="00059588" officeooo:paragraph-rsid="00059588"/>
    </style:style>
    <style:style style:name="P5" style:family="paragraph" style:parent-style-name="Standard" style:list-style-name="L1">
      <style:paragraph-properties fo:margin-top="0cm" fo:margin-bottom="0.423cm" style:contextual-spacing="false"/>
      <style:text-properties officeooo:paragraph-rsid="00059588"/>
    </style:style>
    <style:style style:name="P6" style:family="paragraph" style:parent-style-name="Standard" style:list-style-name="L2">
      <style:paragraph-properties fo:margin-top="0cm" fo:margin-bottom="0.423cm" style:contextual-spacing="false"/>
      <style:text-properties officeooo:rsid="00059588" officeooo:paragraph-rsid="00059588"/>
    </style:style>
    <style:style style:name="P7" style:family="paragraph" style:parent-style-name="Standard" style:list-style-name="L3">
      <style:paragraph-properties fo:margin-top="0cm" fo:margin-bottom="0.423cm" style:contextual-spacing="false"/>
      <style:text-properties officeooo:rsid="00059588" officeooo:paragraph-rsid="00059588"/>
    </style:style>
    <style:style style:name="P8" style:family="paragraph" style:parent-style-name="Standard">
      <style:paragraph-properties fo:margin-top="0cm" fo:margin-bottom="0.423cm" style:contextual-spacing="false"/>
      <style:text-properties officeooo:rsid="0005b1a8" officeooo:paragraph-rsid="0005b1a8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50dab" style:font-size-asian="12pt"/>
    </style:style>
    <style:style style:name="T3" style:family="text">
      <style:text-properties fo:font-size="12pt" officeooo:rsid="00059588" style:font-size-asian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ÇÃO DO SISTEMA</text:p>
      <text:p text:style-name="P1"><text:span text:style-name="T1">Nome do Projeto: </text:span><text:span text:style-name="T2">PetDoe</text:span></text:p>
      <text:p text:style-name="P1"><text:span text:style-name="T1">Alunos: </text:span><text:span text:style-name="T2">Izabela França, Ana Carolina, Bruna Starret, Letícia Nualla, Myrella Thainá </text:span></text:p>
      <text:p text:style-name="P1"><text:span text:style-name="T1">Curso: </text:span><text:span text:style-name="T2">Análise e Desenvolvimento de Sistemas</text:span></text:p>
      <text:p text:style-name="P1"><text:span text:style-name="T1">Professor: </text:span><text:span text:style-name="T2">Emerson</text:span></text:p>
      <text:p text:style-name="P1"><text:span text:style-name="T1">Data: ____/____/________</text:span></text:p>
      <text:p text:style-name="Standard"/>
      <text:h text:style-name="P2" text:outline-level="1">Sumário</text:h>
      <text:p text:style-name="P1"><text:span text:style-name="T1">1. Introdução .................................................. 2</text:span></text:p>
      <text:p text:style-name="P1"><text:span text:style-name="T1">2. Requisitos do Sistema .................................................. 3</text:span></text:p>
      <text:p text:style-name="P1"><text:span text:style-name="T1">3. Tecnologias Utilizadas .................................................. 4</text:span></text:p>
      <text:p text:style-name="P1"><text:span text:style-name="T1">4. Prototipação .................................................. 5</text:span></text:p>
      <text:p text:style-name="P1"><text:span text:style-name="T1">5. Modelagem de Dados .................................................. 6</text:span></text:p>
      <text:p text:style-name="P1"><text:span text:style-name="T1">6. Documentação do Back-End .................................................. 7</text:span></text:p>
      <text:p text:style-name="P1"><text:span text:style-name="T1">7. Documentação do Front-End .................................................. 8</text:span></text:p>
      <text:p text:style-name="P1"><text:span text:style-name="T1">8. Considerações Finais .................................................. 9</text:span></text:p>
      <text:p text:style-name="P1"><text:span text:style-name="T1">9. Referências .................................................. 10</text:span></text:p>
      <text:p text:style-name="Standard"/>
      <text:h text:style-name="P2" text:outline-level="1">1. Introdução</text:h>
      <text:p text:style-name="P1"><text:span text:style-name="T1">1.1 Descrição Geral do Projeto</text:span></text:p>
      <text:p text:style-name="P1"><text:span text:style-name="T3">(</text:span><text:span text:style-name="T1">Descreva de forma clara o objetivo do sistema</text:span><text:span text:style-name="T3">).</text:span></text:p>
      <text:p text:style-name="P3"><text:span text:style-name="T1">O PetDoe é uma plataforma para cuidar do seu pet, oferecendo uma interface intuitiva é uma ampla gama de funcionalidades. </text:span></text:p>
      <text:p text:style-name="P3"><text:span text:style-name="T1">Com o PetDoe, os donos e amigos de Pets podem encontrar tudo o que precisam em um só lugar.</text:span></text:p>
      <text:p text:style-name="P3"><text:span text:style-name="T1">Objetivos do Sistema:</text:span></text:p>
      <text:list text:style-name="L1">
        <text:list-item>
          <text:p text:style-name="P4"><text:span text:style-name="T1">O abandono impacta diretamente na vida das pessoas, pois animais nas ruas causam acidentes de trânsito, prejudicam o turismo e afetam a saúde pública (zooneses).</text:span></text:p>
        </text:list-item>
        <text:list-item>
          <text:p text:style-name="P5"><text:span text:style-name="T3">Facilitar o acesso de adotantes e donos de Pets e recursos essenciais do setor, afim de reduzir o abandono de animais e promover o bem-estar animal por meio de informações rápidas e eficientes.</text:span></text:p>
        </text:list-item>
      </text:list>
      <text:p text:style-name="P1"><text:span text:style-name="T1">1.2 Justificativa</text:span></text:p>
      <text:p text:style-name="P1"><text:span text:style-name="T1">Explique por que esse sistema é importante.</text:span></text:p>
      <text:p text:style-name="P1"><text:span text:style-name="T1"/></text:p>
      <text:list text:style-name="L2">
        <text:list-item>
          <text:p text:style-name="P6"><text:span text:style-name="T1">184.960 Animais abandonados ou resgatados por maus tratos, sob a tutela das ONGs e grupos de protetores.</text:span></text:p>
        </text:list-item>
        <text:list-item>
          <text:p text:style-name="P6"><text:span text:style-name="T1">400 ONGs atuando na proteção animal em todo país </text:span></text:p>
        </text:list-item>
      </text:list>
      <text:p text:style-name="P1"><text:span text:style-name="T1">1.3 Público-Alvo</text:span></text:p>
      <text:p text:style-name="P1"><text:span text:style-name="T1">Descreva quem são os usuários finais do sistema.</text:span></text:p>
      <text:list text:style-name="L3">
        <text:list-item>
          <text:p text:style-name="P7"><text:span text:style-name="T1">PetLover’s</text:span></text:p>
        </text:list-item>
        <text:list-item>
          <text:p text:style-name="P7"><text:span text:style-name="T1">ONGs e Abrigos </text:span></text:p>
        </text:list-item>
        <text:list-item>
          <text:p text:style-name="P7"><text:span text:style-name="T1">Profissionais </text:span></text:p>
        </text:list-item>
        <text:list-item>
          <text:p text:style-name="P7"><text:span text:style-name="T1">PetShop’s</text:span></text:p>
        </text:list-item>
      </text:list>
      <text:p text:style-name="P1"><text:soft-page-break/><text:span text:style-name="T1"/></text:p>
      <text:h text:style-name="Heading_20_1" text:outline-level="1">2. Requisitos do Sistema</text:h>
      <text:p text:style-name="P1"><text:span text:style-name="T1">2.1 Requisitos Funcionais</text:span></text:p>
      <text:p text:style-name="P1"><text:span text:style-name="T1">Liste as funcionalidades essenciais do sistema.</text:span></text:p>
      <text:p text:style-name="P1"><text:span text:style-name="T1">2.2 Requisitos Não Funcionais</text:span></text:p>
      <text:p text:style-name="P1"><text:span text:style-name="T1">Liste características como segurança, desempenho e usabilidade.</text:span></text:p>
      <text:h text:style-name="Heading_20_1" text:outline-level="1">3. Tecnologias Utilizadas</text:h>
      <text:p text:style-name="P1"><text:span text:style-name="T1">Descreva as linguagens, frameworks e ferramentas utilizadas.</text:span></text:p>
      <text:p text:style-name="P8"><text:span text:style-name="T1">Java Script, CSS e HTML.</text:span></text:p>
      <text:h text:style-name="Heading_20_1" text:outline-level="1">4. Prototipação</text:h>
      <text:p text:style-name="P1"><text:span text:style-name="T1">Inclua prints e fluxos das telas feitas em ferramentas como o Figma.</text:span></text:p>
      <text:h text:style-name="Heading_20_1" text:outline-level="1">5. Modelagem de Dados</text:h>
      <text:p text:style-name="P1"><text:span text:style-name="T1">5.1 Diagrama Entidade-Relacionamento (DER)</text:span></text:p>
      <text:p text:style-name="P1"><text:span text:style-name="T1">Insira o DER criado para o projeto.</text:span></text:p>
      <text:p text:style-name="P1"><text:span text:style-name="T1">5.2 Dicionário de Dados</text:span></text:p>
      <text:p text:style-name="P1"><text:span text:style-name="T1">Crie uma tabela com os campos, tipos e descrições de cada tabela.</text:span></text:p>
      <text:h text:style-name="Heading_20_1" text:outline-level="1">6. Documentação do Back-End</text:h>
      <text:p text:style-name="P1"><text:span text:style-name="T1">Descreva os endpoints, métodos HTTP, parâmetros e exemplos de resposta.</text:span></text:p>
      <text:h text:style-name="Heading_20_1" text:outline-level="1">7. Documentação do Front-End</text:h>
      <text:p text:style-name="P1"><text:span text:style-name="T1">Descreva as telas, componentes e como o front se comunica com o back.</text:span></text:p>
      <text:h text:style-name="Heading_20_1" text:outline-level="1">8. Considerações Finais</text:h>
      <text:p text:style-name="P1"><text:span text:style-name="T1">Comente as dificuldades, aprendizados e possíveis melhorias.</text:span></text:p>
      <text:h text:style-name="Heading_20_1" text:outline-level="1"><text:soft-page-break/>9. Referências</text:h>
      <text:p text:style-name="P1"><text:span text:style-name="T1">Liste links e materiais utilizados como referênc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4-22T20:54:19.808000000</dc:date>
    <meta:editing-duration>PT3M51S</meta:editing-duration>
    <meta:generator>LibreOffice/24.8.3.2$Windows_X86_64 LibreOffice_project/48a6bac9e7e268aeb4c3483fcf825c94556d9f92</meta:generator>
    <meta:document-statistic meta:table-count="0" meta:image-count="0" meta:object-count="0" meta:page-count="5" meta:paragraph-count="57" meta:word-count="383" meta:character-count="2812" meta:non-whitespace-character-count="2489"/>
    <meta:user-defined meta:name="AppVersion">14.0000</meta:user-defined>
    <meta:template xlink:type="simple" xlink:actuate="onRequest" xlink:title="Normal.dotm" xlink:href=""/>
  </office:meta>
</office:document-meta>
</file>